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4.48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1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row table:style-name="ro1">
          <table:table-cell table:style-name="ce6" office:value-type="string" calcext:value-type="string">
            <text:p>Episode</text:p>
          </table:table-cell>
          <table:table-cell table:style-name="ce7" office:value-type="string" calcext:value-type="string">
            <text:p>Reward</text:p>
          </table:table-cell>
          <table:table-cell table:style-name="ce6" office:value-type="string" calcext:value-type="string">
            <text:p>Actions (0=forward, 1=left, 2=right, 3=stop)</text:p>
          </table:table-cell>
          <table:table-cell table:style-name="ce9"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65" calcext:value-type="float">
            <text:p>-0.650</text:p>
          </table:table-cell>
          <table:table-cell office:value-type="string" calcext:value-type="string">
            <text:p>[0, 0, 2, 0, 0, 0, 0, 0, 0, 1, 0, 0, 3, 1, 2, 0] <text:s text:c="22"/></text:p>
          </table:table-cell>
          <table:table-cell office:value-type="float" office:value="51.8669047355652" calcext:value-type="float">
            <text:p>51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0</text:p>
          </table:table-cell>
          <table:table-cell office:value-type="string" calcext:value-type="string">
            <text:p>[0, 0, 1, 0, 2, 2, 0, 0, 0, 0, 3, 3, 3, 3, 1, 3, 3, 0, 3, 0] <text:s text:c="10"/></text:p>
          </table:table-cell>
          <table:table-cell office:value-type="float" office:value="46.47975730896" calcext:value-type="float">
            <text:p>46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00</text:p>
          </table:table-cell>
          <table:table-cell office:value-type="string" calcext:value-type="string">
            <text:p>[0, 0, 0, 0, 3, 0, 0, 0, 0, 0, 0] <text:s text:c="37"/></text:p>
          </table:table-cell>
          <table:table-cell office:value-type="float" office:value="18.3936922550201" calcext:value-type="float">
            <text:p>18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" calcext:value-type="float">
            <text:p>0.890</text:p>
          </table:table-cell>
          <table:table-cell office:value-type="string" calcext:value-type="string">
            <text:p>[0, 0, 0, 0, 3, 3, 0, 0, 0, 0, 0, 0] <text:s text:c="34"/></text:p>
          </table:table-cell>
          <table:table-cell office:value-type="float" office:value="19.312522649765" calcext:value-type="float">
            <text:p>19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5" calcext:value-type="float">
            <text:p>0.725</text:p>
          </table:table-cell>
          <table:table-cell office:value-type="string" calcext:value-type="string">
            <text:p>[0, 0, 3, 0, 0, 3, 3, 0, 0, 2, 3, 0, 3, 0, 0, 1] <text:s text:c="22"/></text:p>
          </table:table-cell>
          <table:table-cell office:value-type="float" office:value="33.8772840499878" calcext:value-type="float">
            <text:p>33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7570384968221" calcext:value-type="float">
            <text:p>0.658</text:p>
          </table:table-cell>
          <table:table-cell office:value-type="string" calcext:value-type="string">
            <text:p>[0, 0, 2, 0, 0, 0, 0, 3, 3, 0, 0, 3, 1, 0] <text:s text:c="27"/></text:p>
          </table:table-cell>
          <table:table-cell office:value-type="float" office:value="34.0670800209045" calcext:value-type="float">
            <text:p>34.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37078882155695" calcext:value-type="float">
            <text:p>0.437</text:p>
          </table:table-cell>
          <table:table-cell office:value-type="string" calcext:value-type="string">
            <text:p>[0, 3, 3, 0, 0, 0, 3, 3, 0, 0, 0, 0, 0, 0] <text:s text:c="27"/></text:p>
          </table:table-cell>
          <table:table-cell office:value-type="float" office:value="22.1354742050171" calcext:value-type="float">
            <text:p>22.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7078882155695" calcext:value-type="float">
            <text:p>0.457</text:p>
          </table:table-cell>
          <table:table-cell office:value-type="string" calcext:value-type="string">
            <text:p>[0, 0, 0, 0, 3, 3, 0, 0, 0, 0, 0, 0]</text:p>
          </table:table-cell>
          <table:table-cell office:value-type="float" office:value="19.3190205097199" calcext:value-type="float">
            <text:p>19.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85028153987288" calcext:value-type="float">
            <text:p>0.785</text:p>
          </table:table-cell>
          <table:table-cell office:value-type="string" calcext:value-type="string">
            <text:p>[0, 0, 2, 0, 0, 0, 0, 0, 3, 3, 0, 3, 1, 0]</text:p>
          </table:table-cell>
          <table:table-cell office:value-type="float" office:value="34.5278754234314" calcext:value-type="float">
            <text:p>34.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6449510224598" calcext:value-type="float">
            <text:p>0.616</text:p>
          </table:table-cell>
          <table:table-cell office:value-type="string" calcext:value-type="string">
            <text:p>[0, 0, 1, 0, 1, 2, 2, 2, 1, 0, 3, 2, 0, 0, 3, 1, 0, 0, 0, 2]</text:p>
          </table:table-cell>
          <table:table-cell office:value-type="float" office:value="64.8610002994537" calcext:value-type="float">
            <text:p>64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13224755112299" calcext:value-type="float">
            <text:p>0.713</text:p>
          </table:table-cell>
          <table:table-cell office:value-type="string" calcext:value-type="string">
            <text:p>[0, 0, 0, 2, 0, 0, 0, 3, 3, 1, 0, 0, 2, 0, 1]</text:p>
          </table:table-cell>
          <table:table-cell office:value-type="float" office:value="42.6133193969727" calcext:value-type="float">
            <text:p>42.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96831552862278" calcext:value-type="float">
            <text:p>0.697</text:p>
          </table:table-cell>
          <table:table-cell office:value-type="string" calcext:value-type="string">
            <text:p>[0, 1, 1, 3, 0, 3, 0, 3, 0, 2, 2, 2, 0, 0, 3, 0, 1, 0, 0]</text:p>
          </table:table-cell>
          <table:table-cell office:value-type="float" office:value="47.9614894390106" calcext:value-type="float">
            <text:p>47.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49016994374947" calcext:value-type="float">
            <text:p>0.649</text:p>
          </table:table-cell>
          <table:table-cell office:value-type="string" calcext:value-type="string">
            <text:p>[0, 0, 0, 0, 3, 3, 0, 0, 0, 0, 0, 0]</text:p>
          </table:table-cell>
          <table:table-cell office:value-type="float" office:value="18.7255434989929" calcext:value-type="float">
            <text:p>18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64" calcext:value-type="float">
            <text:p>-0.640</text:p>
          </table:table-cell>
          <table:table-cell office:value-type="string" calcext:value-type="string">
            <text:p>[0, 0, 2, 0, 0, 0, 0, 3, 1, 0]</text:p>
          </table:table-cell>
          <table:table-cell office:value-type="float" office:value="29.267183303833" calcext:value-type="float">
            <text:p>29.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7213595499958" calcext:value-type="float">
            <text:p>0.767</text:p>
          </table:table-cell>
          <table:table-cell office:value-type="string" calcext:value-type="string">
            <text:p>[0, 3, 0, 3, 0, 0, 3, 0, 0, 0, 0, 3, 0, 0]</text:p>
          </table:table-cell>
          <table:table-cell office:value-type="float" office:value="23.8000776767731" calcext:value-type="float">
            <text:p>23.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8606797749979" calcext:value-type="float">
            <text:p>0.769</text:p>
          </table:table-cell>
          <table:table-cell office:value-type="string" calcext:value-type="string">
            <text:p>[0, 0, 2, 0, 0, 0, 0, 0, 1, 0, 0, 3, 0, 0]</text:p>
          </table:table-cell>
          <table:table-cell office:value-type="float" office:value="35.4338908195496" calcext:value-type="float">
            <text:p>35.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30410196624968" calcext:value-type="float">
            <text:p>0.830</text:p>
          </table:table-cell>
          <table:table-cell office:value-type="string" calcext:value-type="string">
            <text:p>[0, 0, 2, 0, 3, 0, 0, 0, 0, 3, 0, 1, 0, 0]</text:p>
          </table:table-cell>
          <table:table-cell office:value-type="float" office:value="30.304948091507" calcext:value-type="float">
            <text:p>30.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54016994374947" calcext:value-type="float">
            <text:p>0.754</text:p>
          </table:table-cell>
          <table:table-cell office:value-type="string" calcext:value-type="string">
            <text:p>[0, 3, 0, 0, 0, 3, 3, 3, 0, 0, 0, 0, 0, 0]</text:p>
          </table:table-cell>
          <table:table-cell office:value-type="float" office:value="18.4945912361145" calcext:value-type="float">
            <text:p>18.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92213595499958" calcext:value-type="float">
            <text:p>0.792</text:p>
          </table:table-cell>
          <table:table-cell office:value-type="string" calcext:value-type="string">
            <text:p>[0, 0, 3, 0, 0, 3, 3, 0, 0, 0, 0, 0, 0, 0]</text:p>
          </table:table-cell>
          <table:table-cell office:value-type="float" office:value="18.2465422153473" calcext:value-type="float">
            <text:p>18.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644589803375032" calcext:value-type="float">
            <text:p>-0.645</text:p>
          </table:table-cell>
          <table:table-cell office:value-type="string" calcext:value-type="string">
            <text:p>[0, 0, 0, 0, 3, 3, 0, 0, 0]</text:p>
          </table:table-cell>
          <table:table-cell office:value-type="float" office:value="13.7903215885162" calcext:value-type="float">
            <text:p>13.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40410196624968" calcext:value-type="float">
            <text:p>0.640</text:p>
          </table:table-cell>
          <table:table-cell office:value-type="string" calcext:value-type="string">
            <text:p>[0, 1, 1, 0, 0, 3, 0, 3, 2, 3, 2, 1, 2, 2, 0, 0, 1, 0, 0, 2, 3, 0, 0]</text:p>
          </table:table-cell>
          <table:table-cell office:value-type="float" office:value="63.3041491508484" calcext:value-type="float">
            <text:p>63.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51803398874989" calcext:value-type="float">
            <text:p>0.852</text:p>
          </table:table-cell>
          <table:table-cell office:value-type="string" calcext:value-type="string">
            <text:p>[0, 0, 2, 0, 0, 0, 0, 0, 0, 0, 0, 1]</text:p>
          </table:table-cell>
          <table:table-cell office:value-type="float" office:value="31.1484005451202" calcext:value-type="float">
            <text:p>31.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03606797749979" calcext:value-type="float">
            <text:p>0.804</text:p>
          </table:table-cell>
          <table:table-cell office:value-type="string" calcext:value-type="string">
            <text:p>[0, 0, 0, 0, 0, 0, 2, 0, 0, 1, 3, 0, 0]</text:p>
          </table:table-cell>
          <table:table-cell office:value-type="float" office:value="35.551961183548" calcext:value-type="float">
            <text:p>35.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27213595499958" calcext:value-type="float">
            <text:p>0.827</text:p>
          </table:table-cell>
          <table:table-cell office:value-type="string" calcext:value-type="string">
            <text:p>[0, 0, 0, 0, 0, 3, 2, 0, 0, 0, 1, 0, 0]</text:p>
          </table:table-cell>
          <table:table-cell office:value-type="float" office:value="34.9401307106018" calcext:value-type="float">
            <text:p>34.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07213595499958" calcext:value-type="float">
            <text:p>0.707</text:p>
          </table:table-cell>
          <table:table-cell office:value-type="string" calcext:value-type="string">
            <text:p>[0, 0, 1, 0, 2, 0, 1, 2, 2, 3, 3, 3, 3, 0, 0, 0, 0, 0, 0, 1]</text:p>
          </table:table-cell>
          <table:table-cell office:value-type="float" office:value="55.3412802219391" calcext:value-type="float">
            <text:p>55.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93606797749979" calcext:value-type="float">
            <text:p>0.794</text:p>
          </table:table-cell>
          <table:table-cell office:value-type="string" calcext:value-type="string">
            <text:p>[0, 0, 2, 0, 0, 0, 0, 0, 0, 1, 3, 2, 0, 3, 1, 2, 3, 0, 1]</text:p>
          </table:table-cell>
          <table:table-cell office:value-type="float" office:value="56.8780972957611" calcext:value-type="float">
            <text:p>56.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76803398874989" calcext:value-type="float">
            <text:p>0.877</text:p>
          </table:table-cell>
          <table:table-cell office:value-type="string" calcext:value-type="string">
            <text:p>[0, 0, 2, 0, 0, 0, 0, 0, 0, 1, 0, 0]</text:p>
          </table:table-cell>
          <table:table-cell office:value-type="float" office:value="31.9328093528748" calcext:value-type="float">
            <text:p>31.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63" calcext:value-type="float">
            <text:p>-0.630</text:p>
          </table:table-cell>
          <table:table-cell office:value-type="string" calcext:value-type="string">
            <text:p>[0, 0, 0, 2, 0, 0, 0, 1, 0]</text:p>
          </table:table-cell>
          <table:table-cell office:value-type="float" office:value="27.2799735069275" calcext:value-type="float">
            <text:p>27.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15410196624968" calcext:value-type="float">
            <text:p>0.715</text:p>
          </table:table-cell>
          <table:table-cell office:value-type="string" calcext:value-type="string">
            <text:p>[0, 0, 1, 0, 1, 0, 2, 3, 2, 0, 0, 2, 0, 0, 3, 1, 0, 0]</text:p>
          </table:table-cell>
          <table:table-cell office:value-type="float" office:value="56.2297902107239" calcext:value-type="float">
            <text:p>56.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58606797749979" calcext:value-type="float">
            <text:p>0.759</text:p>
          </table:table-cell>
          <table:table-cell office:value-type="string" calcext:value-type="string">
            <text:p>[0, 0, 2, 0, 3, 0, 0, 0, 3, 1, 0, 0, 3, 0, 0]</text:p>
          </table:table-cell>
          <table:table-cell office:value-type="float" office:value="38.2713694572449" calcext:value-type="float">
            <text:p>38.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41803398874989" calcext:value-type="float">
            <text:p>0.842</text:p>
          </table:table-cell>
          <table:table-cell office:value-type="string" calcext:value-type="string">
            <text:p>[0, 0, 2, 0, 0, 0, 0, 0, 0, 0, 3, 0, 1]</text:p>
          </table:table-cell>
          <table:table-cell office:value-type="float" office:value="31.9503762722015" calcext:value-type="float">
            <text:p>31.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2213595499958" calcext:value-type="float">
            <text:p>0.822</text:p>
          </table:table-cell>
          <table:table-cell office:value-type="string" calcext:value-type="string">
            <text:p>[0, 0, 0, 0, 0, 0, 0, 0, 3, 0, 0]</text:p>
          </table:table-cell>
          <table:table-cell office:value-type="float" office:value="19.8921298980713" calcext:value-type="float">
            <text:p>19.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58606797749979" calcext:value-type="float">
            <text:p>0.759</text:p>
          </table:table-cell>
          <table:table-cell office:value-type="string" calcext:value-type="string">
            <text:p>[0, 0, 2, 0, 0, 0, 0, 3, 3, 1, 0, 0, 3, 0, 0]</text:p>
          </table:table-cell>
          <table:table-cell office:value-type="float" office:value="35.7633924484253" calcext:value-type="float">
            <text:p>35.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58606797749979" calcext:value-type="float">
            <text:p>0.759</text:p>
          </table:table-cell>
          <table:table-cell office:value-type="string" calcext:value-type="string">
            <text:p>[0, 0, 0, 0, 2, 1, 0, 0, 2, 0, 3, 0, 1, 0, 0]</text:p>
          </table:table-cell>
          <table:table-cell office:value-type="float" office:value="46.829302072525" calcext:value-type="float">
            <text:p>46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17213595499958" calcext:value-type="float">
            <text:p>0.717</text:p>
          </table:table-cell>
          <table:table-cell office:value-type="string" calcext:value-type="string">
            <text:p>[0, 0, 0, 0, 0, 3, 3, 2, 0, 3, 3, 1, 3, 2, 0, 0, 1, 0, 0]</text:p>
          </table:table-cell>
          <table:table-cell office:value-type="float" office:value="52.2075338363648" calcext:value-type="float">
            <text:p>52.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57" calcext:value-type="float">
            <text:p>-0.570</text:p>
          </table:table-cell>
          <table:table-cell office:value-type="string" calcext:value-type="string">
            <text:p>[0, 0, 2, 0, 0, 0, 0, 3]</text:p>
          </table:table-cell>
          <table:table-cell office:value-type="float" office:value="20.2899994850159" calcext:value-type="float">
            <text:p>20.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97213595499958" calcext:value-type="float">
            <text:p>0.797</text:p>
          </table:table-cell>
          <table:table-cell office:value-type="string" calcext:value-type="string">
            <text:p>[0, 0, 0, 2, 0, 3, 2, 1, 0, 0, 3, 0, 0, 1, 0, 0]</text:p>
          </table:table-cell>
          <table:table-cell office:value-type="float" office:value="48.6226599216461" calcext:value-type="float">
            <text:p>48.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68606797749979" calcext:value-type="float">
            <text:p>0.769</text:p>
          </table:table-cell>
          <table:table-cell office:value-type="string" calcext:value-type="string">
            <text:p>[0, 0, 2, 0, 0, 0, 0, 3, 1, 0, 0, 3, 0, 0]</text:p>
          </table:table-cell>
          <table:table-cell office:value-type="float" office:value="43.8209447860718" calcext:value-type="float">
            <text:p>43.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95410196624968" calcext:value-type="float">
            <text:p>0.795</text:p>
          </table:table-cell>
          <table:table-cell office:value-type="string" calcext:value-type="string">
            <text:p>[0, 0, 1, 2, 1, 0, 0, 0, 0, 3, 0, 0, 2, 0, 0]</text:p>
          </table:table-cell>
          <table:table-cell office:value-type="float" office:value="55.8046064376831" calcext:value-type="float">
            <text:p>55.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80410196624968" calcext:value-type="float">
            <text:p>0.680</text:p>
          </table:table-cell>
          <table:table-cell office:value-type="string" calcext:value-type="string">
            <text:p>[0, 0, 3, 0, 0, 3, 1, 2, 2, 0, 0, 3, 3, 1, 0, 0, 3, 0, 0]</text:p>
          </table:table-cell>
          <table:table-cell office:value-type="float" office:value="55.2126607894897" calcext:value-type="float">
            <text:p>55.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38606797749979" calcext:value-type="float">
            <text:p>0.739</text:p>
          </table:table-cell>
          <table:table-cell office:value-type="string" calcext:value-type="string">
            <text:p>[0, 0, 0, 2, 3, 1, 2, 0, 0, 0, 3, 1, 0, 0, 3, 0, 0]</text:p>
          </table:table-cell>
          <table:table-cell office:value-type="float" office:value="60.9877536296844" calcext:value-type="float">
            <text:p>60.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41803398874989" calcext:value-type="float">
            <text:p>0.842</text:p>
          </table:table-cell>
          <table:table-cell office:value-type="string" calcext:value-type="string">
            <text:p>[0, 0, 2, 0, 0, 0, 0, 0, 0, 0, 3, 0, 1]</text:p>
          </table:table-cell>
          <table:table-cell office:value-type="float" office:value="34.6777949333191" calcext:value-type="float">
            <text:p>34.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35410196624968" calcext:value-type="float">
            <text:p>0.735</text:p>
          </table:table-cell>
          <table:table-cell office:value-type="string" calcext:value-type="string">
            <text:p>[0, 0, 2, 3, 0, 0, 0, 0, 3, 3, 1, 0, 0, 3, 0, 0]</text:p>
          </table:table-cell>
          <table:table-cell office:value-type="float" office:value="40.4462282657623" calcext:value-type="float">
            <text:p>40.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56319660112501" calcext:value-type="float">
            <text:p>-0.563</text:p>
          </table:table-cell>
          <table:table-cell office:value-type="string" calcext:value-type="string">
            <text:p>[0, 0, 0, 0, 2, 0]</text:p>
          </table:table-cell>
          <table:table-cell office:value-type="float" office:value="20.0821647644043" calcext:value-type="float">
            <text:p>20.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45410196624968" calcext:value-type="float">
            <text:p>0.745</text:p>
          </table:table-cell>
          <table:table-cell office:value-type="string" calcext:value-type="string">
            <text:p>[0, 1, 1, 3, 2, 2, 0, 0, 1, 3, 3, 0, 0, 0, 3, 0, 0, 0, 2, 0]</text:p>
          </table:table-cell>
          <table:table-cell office:value-type="float" office:value="59.2387506961823" calcext:value-type="float">
            <text:p>59.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[0, 0, 2, 0, 0, 0, 0, 3, 1, 0, 0, 3, 0, 0]</text:p>
          </table:table-cell>
          <table:table-cell office:value-type="float" office:value="38.42" calcext:value-type="float">
            <text:p>38.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[0, 0, 0, 2, 0, 3, 2, 1, 0, 0, 3, 0, 0, 1, 0, 0]</text:p>
          </table:table-cell>
          <table:table-cell office:value-type="float" office:value="46.92" calcext:value-type="float">
            <text:p>46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608" calcext:value-type="float">
            <text:p>-0.608</text:p>
          </table:table-cell>
          <table:table-cell office:value-type="string" calcext:value-type="string">
            <text:p>[0, 0, 0, 0, 3, 0, 0, 0]</text:p>
          </table:table-cell>
          <table:table-cell office:value-type="float" office:value="15.45" calcext:value-type="float">
            <text:p>15.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[0, 3, 0, 3, 0, 0, 3, 0, 0, 0, 0, 3, 0, 0]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[0, 0, 2, 0, 0, 0, 0, 3, 1, 0, 0, 3, 0, 0]</text:p>
          </table:table-cell>
          <table:table-cell office:value-type="float" office:value="37.54" calcext:value-type="float">
            <text:p>37.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[0, 0, 2, 0, 0, 0, 0, 1, 0, 0, 3, 0, 0]</text:p>
          </table:table-cell>
          <table:table-cell office:value-type="float" office:value="37.91" calcext:value-type="float">
            <text:p>37.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5" calcext:value-type="float">
            <text:p>0.750</text:p>
          </table:table-cell>
          <table:table-cell office:value-type="string" calcext:value-type="string">
            <text:p>[0, 0, 0, 0, 1, 3, 1, 2, 2, 2, 0, 0, 0, 0, 0, 0, 1]</text:p>
          </table:table-cell>
          <table:table-cell office:value-type="float" office:value="49.12" calcext:value-type="float">
            <text:p>49.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[0, 0, 0, 0, 0, 0, 2, 0, 3, 0, 1, 0, 0]</text:p>
          </table:table-cell>
          <table:table-cell office:value-type="float" office:value="36.11" calcext:value-type="float">
            <text:p>36.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[0, 0, 0, 0, 0, 2, 0, 0, 0, 3, 3, 0, 1, 0]</text:p>
          </table:table-cell>
          <table:table-cell office:value-type="float" office:value="40.93" calcext:value-type="float">
            <text:p>40.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[0, 0, 0, 0, 2, 0, 0, 1, 3, 3, 2, 0, 0, 1, 0, 0]</text:p>
          </table:table-cell>
          <table:table-cell office:value-type="float" office:value="48.94" calcext:value-type="float">
            <text:p>48.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[0, 0, 2, 0, 0, 0, 0, 3, 1, 0, 0, 3, 0, 0]</text:p>
          </table:table-cell>
          <table:table-cell office:value-type="float" office:value="37.48" calcext:value-type="float">
            <text:p>37.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671" calcext:value-type="float">
            <text:p>-0.671</text:p>
          </table:table-cell>
          <table:table-cell office:value-type="string" calcext:value-type="string">
            <text:p>[0, 0, 0, 3, 2, 0, 3, 2, 1, 0, 0, 3, 1]</text:p>
          </table:table-cell>
          <table:table-cell office:value-type="float" office:value="39.71" calcext:value-type="float">
            <text:p>39.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[0, 0, 3, 0, 0, 3, 1, 2, 2, 0, 0, 0, 0, 1, 0, 0]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[0, 0, 0, 0, 0, 0, 2, 0, 0, 1, 0, 0]</text:p>
          </table:table-cell>
          <table:table-cell office:value-type="float" office:value="36.53" calcext:value-type="float">
            <text:p>36.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[0, 0, 2, 0, 0, 0, 0, 3, 1, 0, 0, 3, 0, 0]</text:p>
          </table:table-cell>
          <table:table-cell office:value-type="float" office:value="36.79" calcext:value-type="float">
            <text:p>36.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[0, 0, 1, 2, 1, 0, 0, 0, 0, 0, 0, 0, 2, 0]</text:p>
          </table:table-cell>
          <table:table-cell office:value-type="float" office:value="49.92" calcext:value-type="float">
            <text:p>49.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.626" calcext:value-type="float">
            <text:p>-0.626</text:p>
          </table:table-cell>
          <table:table-cell office:value-type="string" calcext:value-type="string">
            <text:p>[0, 0, 2, 1, 0, 0, 2, 1, 0, 0, 0]</text:p>
          </table:table-cell>
          <table:table-cell office:value-type="float" office:value="40.52" calcext:value-type="float">
            <text:p>40.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[0, 3, 0, 0, 0, 0, 0, 2, 0, 3, 0, 1, 0, 0]</text:p>
          </table:table-cell>
          <table:table-cell office:value-type="float" office:value="39.73" calcext:value-type="float">
            <text:p>39.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[0, 1, 1, 2, 3, 2, 1, 3, 3, 1, 0, 2, 3, 3, 0, 3, 2, 0, 0, 2, 0, 0, 0, 3, 3, 0, 1, 0]</text:p>
          </table:table-cell>
          <table:table-cell office:value-type="float" office:value="83.79" calcext:value-type="float">
            <text:p>83.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[0, 0, 0, 3, 2, 0, 3, 2, 1, 0, 0, 3, 0, 0, 0, 0, 1]</text:p>
          </table:table-cell>
          <table:table-cell office:value-type="float" office:value="48.11" calcext:value-type="float">
            <text:p>48.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[0, 3, 3, 0, 0, 0, 0, 3, 3, 2, 0, 3, 1, 0, 0, 3, 3, 0, 0]</text:p>
          </table:table-cell>
          <table:table-cell office:value-type="float" office:value="44.27" calcext:value-type="float">
            <text:p>44.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[0, 3, 3, 0, 0, 0, 0, 0, 2, 0, 0, 1, 0, 0]</text:p>
          </table:table-cell>
          <table:table-cell office:value-type="float" office:value="37.04" calcext:value-type="float">
            <text:p>37.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[0, 0, 0, 0, 0, 3, 2, 0, 3, 1, 0, 0, 0, 0, 2]</text:p>
          </table:table-cell>
          <table:table-cell office:value-type="float" office:value="43.37" calcext:value-type="float">
            <text:p>43.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0.671" calcext:value-type="float">
            <text:p>-0.671</text:p>
          </table:table-cell>
          <table:table-cell office:value-type="string" calcext:value-type="string">
            <text:p>[0, 1, 1, 0, 0, 3, 0, 2, 1, 2, 0, 0, 0]</text:p>
          </table:table-cell>
          <table:table-cell office:value-type="float" office:value="42.6" calcext:value-type="float">
            <text:p>42.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[0, 0, 0, 0, 0, 3, 2, 0, 0, 0, 0, 3, 1, 0, 1]</text:p>
          </table:table-cell>
          <table:table-cell office:value-type="float" office:value="42.49" calcext:value-type="float">
            <text:p>42.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" calcext:value-type="float">
            <text:p>0.800</text:p>
          </table:table-cell>
          <table:table-cell office:value-type="string" calcext:value-type="string">
            <text:p>[0, 0, 2, 0, 0, 0, 0, 1, 3, 2, 0, 0, 0, 3, 0, 1]</text:p>
          </table:table-cell>
          <table:table-cell office:value-type="float" office:value="48.59" calcext:value-type="float">
            <text:p>48.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[0, 0, 0, 0, 0, 3, 2, 0, 0, 0, 0, 0, 1]</text:p>
          </table:table-cell>
          <table:table-cell office:value-type="float" office:value="34.25" calcext:value-type="float">
            <text:p>34.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16" calcext:value-type="float">
            <text:p>0.716</text:p>
          </table:table-cell>
          <table:table-cell office:value-type="string" calcext:value-type="string">
            <text:p>[0, 0, 0, 0, 0, 3, 2, 0, 3, 3, 1, 0, 0, 0, 0]</text:p>
          </table:table-cell>
          <table:table-cell office:value-type="float" office:value="39.23" calcext:value-type="float">
            <text:p>39.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[0, 0, 0, 3, 2, 0, 3, 2, 1, 0, 0, 3, 0, 0, 0, 0, 1]</text:p>
          </table:table-cell>
          <table:table-cell office:value-type="float" office:value="47.13" calcext:value-type="float">
            <text:p>47.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[0, 0, 0, 0, 0, 2, 0, 0, 0, 0, 3, 0, 1]</text:p>
          </table:table-cell>
          <table:table-cell office:value-type="float" office:value="36.1" calcext:value-type="float">
            <text:p>36.10</text:p>
          </table:table-cell>
        </table:table-row>
        <table:table-row table:style-name="ro1" table:number-rows-repeated="104849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17:05:36.294754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6:16:05.086138946</meta:creation-date>
    <dc:date>2021-08-26T17:14:58.785299908</dc:date>
    <meta:editing-duration>PT25M51S</meta:editing-duration>
    <meta:editing-cycles>6</meta:editing-cycles>
    <meta:generator>LibreOffice/6.4.7.2$Linux_X86_64 LibreOffice_project/40$Build-2</meta:generator>
    <meta:document-statistic meta:table-count="1" meta:cell-count="304" meta:object-count="0"/>
  </office:meta>
</office:document-meta>
</file>